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 loext:decorative="false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 loext:decorative="false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 loext:decorative="false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8.6cm" svg:y="1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creation-date>2007-11-28T13:51:55</meta:creation-date>
    <dc:date>2024-11-13T09:00:44.110730077</dc:date>
    <meta:editing-cycles>32</meta:editing-cycles>
    <meta:editing-duration>PT1H23M44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